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78329" officeooo:paragraph-rsid="00178329"/>
    </style:style>
    <style:style style:name="P2" style:family="paragraph" style:parent-style-name="Standard">
      <style:text-properties officeooo:rsid="001a2d47" officeooo:paragraph-rsid="001a2d47"/>
    </style:style>
    <style:style style:name="P3" style:family="paragraph" style:parent-style-name="Standard">
      <style:text-properties officeooo:rsid="001ae275" officeooo:paragraph-rsid="001ae275"/>
    </style:style>
    <style:style style:name="P4" style:family="paragraph" style:parent-style-name="Standard">
      <style:text-properties officeooo:rsid="001c1647" officeooo:paragraph-rsid="001c1647"/>
    </style:style>
    <style:style style:name="T1" style:family="text">
      <style:text-properties officeooo:rsid="00194dbc"/>
    </style:style>
    <style:style style:name="T2" style:family="text">
      <style:text-properties officeooo:rsid="001ae275"/>
    </style:style>
    <style:style style:name="T3" style:family="text">
      <style:text-properties officeooo:rsid="001d40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one Preite 3885035</text:p>
      <text:p text:style-name="P1"><text:s/></text:p>
      <text:p text:style-name="P1">Task 1:</text:p>
      <text:p text:style-name="P1"/>
      <text:p text:style-name="P1">1. Charly says that Flipper is a Mammal</text:p>
      <text:p text:style-name="P1"/>
      <text:p text:style-name="P1">@prefix ex: &lt;<text:a xlink:type="simple" xlink:href="http://example.org/" text:style-name="Internet_20_link" text:visited-style-name="Visited_20_Internet_20_Link">http://example.org</text:a>&gt;</text:p>
      <text:p text:style-name="P1">ex:Charly<text:tab/>ex:says<text:tab/><text:tab/>ex:Statement .</text:p>
      <text:p text:style-name="P1">ex: Statement<text:tab/><text:tab/>ex:subject<text:tab/><text:tab/>ex:Flipper .</text:p>
      <text:p text:style-name="P1">ex: Statement<text:tab/><text:tab/>ex:predicate<text:tab/><text:tab/>ex:is a <text:s/>.</text:p>
      <text:p text:style-name="P1">ex: Statement<text:tab/><text:tab/>ex:object<text:tab/><text:tab/>ex:Mammal .</text:p>
      <text:p text:style-name="P1"/>
      <text:p text:style-name="P1"/>
      <text:p text:style-name="P1">2. Charly says that his father says that Flipper is a fish</text:p>
      <text:p text:style-name="P1"/>
      <text:p text:style-name="P1">@prefix ex:&lt;http://example.org&gt;</text:p>
      <text:p text:style-name="P1">ex:Charly <text:s text:c="2"/>ex:has_father <text:s/>ex:Charlys_father .</text:p>
      <text:p text:style-name="P1">ex:Charly <text:s text:c="3"/>ex:says <text:s text:c="2"/>ex:Statement .</text:p>
      <text:p text:style-name="P1">ex:Statement <text:s text:c="2"/>rdf:subject <text:s text:c="2"/>ex:<text:span text:style-name="T2">C</text:span>harlys_father .</text:p>
      <text:p text:style-name="P1">ex:Statement <text:s text:c="2"/>rdf:predicate <text:s/>ex:says .</text:p>
      <text:p text:style-name="P1">ex:Statement <text:s text:c="2"/>rdf:object <text:s text:c="2"/>ex:Statement<text:span text:style-name="T1">1 .</text:span></text:p>
      <text:p text:style-name="P1">ex:Statement<text:span text:style-name="T1">1</text:span> <text:s text:c="2"/>rdf:subject <text:s text:c="2"/>ex:Flipper .</text:p>
      <text:p text:style-name="P1">ex:Statement<text:span text:style-name="T1">1</text:span> <text:s/>rdf:predicate <text:s/>ex:is_a .</text:p>
      <text:p text:style-name="P1">ex:Statement<text:span text:style-name="T1">1</text:span> <text:s/>rdf:object <text:s text:c="2"/>ex:<text:span text:style-name="T3">fish</text:span> .</text:p>
      <text:p text:style-name="P1"/>
      <text:p text:style-name="P2">Task 2:</text:p>
      <text:p text:style-name="P2"/>
      <text:p text:style-name="P2">1. Every pizza is a meal.</text:p>
      <text:p text:style-name="P2"/>
      <text:p text:style-name="P3">ex:hasTopping<text:tab/><text:tab/>rdfs:Domain<text:tab/><text:tab/>ex:Pizza</text:p>
      <text:p text:style-name="P2"/>
      <text:p text:style-name="P2">2. Pizzas always have at least two toppings.</text:p>
      <text:p text:style-name="P2"/>
      <text:p text:style-name="P4">No</text:p>
      <text:p text:style-name="P2"/>
      <text:p text:style-name="P2">3. Every Margherita pizza has tomato topping.</text:p>
      <text:p text:style-name="P2"/>
      <text:p text:style-name="P4">No</text:p>
      <text:p text:style-name="P2"/>
      <text:p text:style-name="P2">4. Everything having a topping is a pizza.</text:p>
      <text:p text:style-name="P2"/>
      <text:p text:style-name="P3">ex:hasTopping<text:tab/><text:tab/>rdfs:Domain<text:tab/><text:tab/>ex:Pizza</text:p>
      <text:p text:style-name="P2"/>
      <text:p text:style-name="P2">5. No Margherita pizz has a meat topping.</text:p>
      <text:p text:style-name="P2"/>
      <text:p text:style-name="P4">N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it" fo:country="IT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it" fo:country="IT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23:01:16.721460858</meta:creation-date>
    <dc:date>2018-10-30T10:14:18.941797894</dc:date>
    <meta:editing-duration>PT1H2M56S</meta:editing-duration>
    <meta:editing-cycles>7</meta:editing-cycles>
    <meta:generator>LibreOffice/6.1.2.1$Linux_X86_64 LibreOffice_project/10$Build-1</meta:generator>
    <meta:document-statistic meta:table-count="0" meta:image-count="0" meta:object-count="0" meta:page-count="1" meta:paragraph-count="30" meta:word-count="130" meta:character-count="950" meta:non-whitespace-character-count="808"/>
  </office:meta>
</office:document-meta>
</file>